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6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582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6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3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9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4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5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4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38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8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8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2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7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6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24" style:family="table-cell" style:parent-style-name="Default">
      <style:table-cell-properties fo:background-color="transparent" style:vertical-align="middle"/>
      <style:text-properties style:font-name="Avenir"/>
    </style:style>
    <style:style style:name="ce182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2" fo:font-weight="bold"/>
    </style:style>
    <style:style style:name="ce21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2" fo:font-weight="normal"/>
    </style:style>
    <style:style style:name="ce21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2" fo:font-weight="bold"/>
    </style:style>
    <style:style style:name="ce213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0" style:family="table-cell" style:parent-style-name="Default">
      <style:table-cell-properties fo:border="0.06pt solid #000000" style:vertical-align="middle"/>
      <style:text-properties style:font-name="Avenir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2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63" style:family="table-cell" style:parent-style-name="Default">
      <style:table-cell-properties fo:wrap-option="wrap"/>
    </style:style>
    <style:style style:name="T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2"/>
    </style:style>
    <style:style style:name="T25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7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base-cell-address="Alapértékek.B72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7" table:base-cell-address="Speciális.A14">
          <table:error-message table:message-type="stop" table:display="true"/>
        </table:content-validation>
        <table:content-validation table:name="val78" table:base-cell-address="Speciális.A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2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Speciális.A1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7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1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2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3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5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2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7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3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7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9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3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6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7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8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9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4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5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6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9"/>
          <table:table-cell table:style-name="ce225" table:content-validation-name="val2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9"/>
          <table:table-cell table:style-name="ce225" table:content-validation-name="val2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8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8"/>
          <table:table-cell table:style-name="ce161" table:content-validation-name="val2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30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2"/>
          <table:table-cell table:style-name="ce165" table:content-validation-name="val31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I8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3">Harcmodor képzettségek </text:span><text:span text:style-name="T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3" table:formula="of:=SUM([.K18:.K28])" office:value-type="float" office:value="55" calcext:value-type="float">
            <text:p>55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5" calcext:value-type="float">
            <text:p>5</text:p>
          </table:table-cell>
          <table:table-cell table:style-name="ce308" table:content-validation-name="val28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6" calcext:value-type="float">
            <text:p>6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4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4"/>
          <table:covered-table-cell table:style-name="Default"/>
          <table:table-cell table:style-name="ce249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7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.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7"/>
          <table:covered-table-cell table:style-name="ce312"/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.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3" office:value-type="string" calcext:value-type="string">
            <text:p>Misztikus képzettségek</text:p>
          </table:table-cell>
          <table:table-cell table:style-name="ce550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.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3" office:value-type="string" calcext:value-type="string">
            <text:p>Primer világi képzettség</text:p>
          </table:table-cell>
          <table:table-cell table:style-name="ce550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.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6"/>
          <table:covered-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9" table:content-validation-name="val23"/>
          <table: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6" office:value-type="float" office:value="7" calcext:value-type="float">
            <text:p>7</text:p>
          </table:table-cell>
          <table:table-cell table:style-name="ce313" table:content-validation-name="val28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4"> </text:span><text:span text:style-name="T5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">Harci fortélyok  </text:span><text:span text:style-name="T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97" table:content-validation-name="val26" office:value-type="float" office:value="6" calcext:value-type="float">
            <text:p>6</text:p>
          </table:table-cell>
          <table:table-cell table:style-name="ce308" table:content-validation-name="val28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2" table:content-validation-name="val46" table:formula="of:=[$Fortélylista.B61]" office:value-type="float" office:value="3" calcext:value-type="float">
            <text:p>3</text:p>
          </table:table-cell>
          <table:table-cell table:style-name="ce284" table:content-validation-name="val58" office:value-type="float" office:value="1" calcext:value-type="float">
            <text:p>1</text:p>
          </table:table-cell>
          <table:table-cell table:style-name="ce318" table:content-validation-name="val28" table:formula="of:=[.$J32]*[$Data.$C$12]" office:value-type="float" office:value="6" calcext:value-type="float">
            <text:p>6</text:p>
          </table:table-cell>
          <table:table-cell/>
          <table:table-cell table:style-name="ce362"/>
          <table:table-cell table:style-name="ce343"/>
          <table:table-cell table:style-name="ce377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5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7" table:formula="of:=[$Fortélylista.B56]" office:value-type="float" office:value="4" calcext:value-type="float">
            <text:p>4</text:p>
          </table:table-cell>
          <table:table-cell table:style-name="ce284" table:content-validation-name="val59" office:value-type="float" office:value="1" calcext:value-type="float">
            <text:p>1</text:p>
          </table:table-cell>
          <table:table-cell table:style-name="ce318" table:content-validation-name="val28" table:formula="of:=[.$J33]*[$Data.$C$12]" office:value-type="float" office:value="6" calcext:value-type="float">
            <text:p>6</text:p>
          </table:table-cell>
          <table:table-cell/>
          <table:table-cell table:style-name="ce362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6" calcext:value-type="float">
            <text:p>6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5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8" table:formula="of:=[$Fortélylista.B54]" office:value-type="float" office:value="3" calcext:value-type="float">
            <text:p>3</text:p>
          </table:table-cell>
          <table:table-cell table:style-name="ce284" table:content-validation-name="val60" office:value-type="float" office:value="1" calcext:value-type="float">
            <text:p>1</text:p>
          </table:table-cell>
          <table:table-cell table:style-name="ce318" table:content-validation-name="val28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62" table:content-validation-name="val35"/>
          <table:table-cell table:style-name="ce343"/>
          <table:table-cell table:style-name="ce37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5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9" table:formula="of:=[$Fortélylista.B55]" office:value-type="float" office:value="2" calcext:value-type="float">
            <text:p>2</text:p>
          </table:table-cell>
          <table:table-cell table:style-name="ce284" table:content-validation-name="val61" office:value-type="float" office:value="1" calcext:value-type="float">
            <text:p>1</text:p>
          </table:table-cell>
          <table:table-cell table:style-name="ce318" table:content-validation-name="val28" table:formula="of:=[.$J35]*[$Data.$C$12]" office:value-type="float" office:value="6" calcext:value-type="float">
            <text:p>6</text:p>
          </table:table-cell>
          <table:table-cell/>
          <table:table-cell table:style-name="ce362" table:content-validation-name="val3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1" table:content-validation-name="val9"/>
          <table:table-cell table:style-name="ce9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5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50" table:formula="of:=[$Fortélylista.B60]" office:value-type="float" office:value="2" calcext:value-type="float">
            <text:p>2</text:p>
          </table:table-cell>
          <table:table-cell table:style-name="ce284" table:content-validation-name="val62"/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ce362" table:content-validation-name="val37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1" table:content-validation-name="val9"/>
          <table:table-cell table:style-name="ce97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51" table:formula="of:=[$Fortélylista.B57]" office:value-type="float" office:value="3" calcext:value-type="float">
            <text:p>3</text:p>
          </table:table-cell>
          <table:table-cell table:style-name="ce284" table:content-validation-name="val63"/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2" table:formula="of:=[$Fortélylista.B58]" office:value-type="float" office:value="1" calcext:value-type="float">
            <text:p>1</text:p>
          </table:table-cell>
          <table:table-cell table:style-name="ce284" table:content-validation-name="val64"/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3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61" table:content-validation-name="val65" office:value-type="float" office:value="1" calcext:value-type="float">
            <text:p>1</text:p>
          </table:table-cell>
          <table:table-cell table:style-name="ce318" table:content-validation-name="val28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0]) ;&quot;&quot;;VLOOKUP([.$G40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1]) ;&quot;&quot;;VLOOKUP([.$G41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2]) ;&quot;&quot;;VLOOKUP([.$G42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0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8" calcext:value-type="float">
            <text:p>8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61" table:content-validation-name="val65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8" table:content-validation-name="val9"/>
          <table:table-cell table:style-name="ce107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7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8" table:content-validation-name="val9"/>
          <table:table-cell table:style-name="ce10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3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8" table:content-validation-name="val9"/>
          <table:table-cell table:style-name="ce109" table:content-validation-name="val26" office:value-type="float" office:value="4" calcext:value-type="float">
            <text:p>4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40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7" table:content-validation-name="val54" table:formula="of:=[$Fortélylista.B42]" office:value-type="float" office:value="1" calcext:value-type="float">
            <text:p>1</text:p>
          </table:table-cell>
          <table:table-cell table:style-name="ce268" table:content-validation-name="val67" office:value-type="float" office:value="1" calcext:value-type="float">
            <text:p>1</text:p>
          </table:table-cell>
          <table:table-cell table:style-name="ce321" table:content-validation-name="val28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81"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8" table:content-validation-name="val9"/>
          <table:table-cell table:style-name="ce109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4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8" table:content-validation-name="val9"/>
          <table:table-cell table:style-name="ce109" table:content-validation-name="val26" office:value-type="float" office:value="5" calcext:value-type="float">
            <text:p>5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4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8" table:content-validation-name="val9"/>
          <table:table-cell table:style-name="ce109" table:content-validation-name="val26" office:value-type="float" office:value="5" calcext:value-type="float">
            <text:p>5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1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4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8" office:value-type="float" office:value="1" calcext:value-type="float">
            <text:p>1</text:p>
          </table:table-cell>
          <table:table-cell table:style-name="ce321" table:content-validation-name="val28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61" table:content-validation-name="val24"/>
          <table:table-cell table:style-name="ce109" table:content-validation-name="val26" office:value-type="float" office:value="6" calcext:value-type="float">
            <text:p>6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1" table:number-columns-spanned="2" table:number-rows-spanned="1"/>
          <table:covered-table-cell table:style-name="ce61" table:content-validation-name="val24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1" table:number-columns-spanned="2" table:number-rows-spanned="1"/>
          <table:covered-table-cell table:style-name="ce61" table:content-validation-name="val24"/>
          <table:table-cell table:style-name="ce109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69" table:content-validation-name="val68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2" table:content-validation-name="val11" table:number-columns-spanned="2" table:number-rows-spanned="1"/>
          <table:covered-table-cell table:style-name="ce62" table:content-validation-name="val24"/>
          <table:table-cell table:style-name="ce110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7" table:content-validation-name="val55" office:value-type="float" office:value="5" calcext:value-type="float">
            <text:p>5</text:p>
          </table:table-cell>
          <table:table-cell table:style-name="ce290" table:content-validation-name="val69"/>
          <table:table-cell table:style-name="ce322" table:content-validation-name="val28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57" table:content-validation-name="val55" office:value-type="float" office:value="1" calcext:value-type="float">
            <text:p>1</text:p>
          </table:table-cell>
          <table:table-cell table:style-name="ce290" table:content-validation-name="val70"/>
          <table:table-cell table:style-name="ce322" table:content-validation-name="val28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8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8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3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office:value-type="string" calcext:value-type="string" table:number-columns-spanned="3" table:number-rows-spanned="1">
            <text:p>Asztrológia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8"/>
          <table:table-cell table:style-name="ce503" table:content-validation-name="val93" table:number-columns-spanned="3" table:number-rows-spanned="1"/>
          <table:covered-table-cell table:style-name="ce503" table:content-validation-name="val9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Zsonglőrködés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Tánc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Kalligráfia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Alkudozás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Hazudozás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 office:value-type="float" office:value="1" calcext:value-type="float">
            <text:p>1</text:p>
          </table:table-cell>
          <table:table-cell table:style-name="ce384" table:content-validation-name="val88" office:value-type="string" calcext:value-type="string" table:number-columns-spanned="2" table:number-rows-spanned="1">
            <text:p>Szakma – Villanyszerelő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6" table:number-columns-spanned="3" table:number-rows-spanned="1"/>
          <table:covered-table-cell table:style-name="ce422" table:content-validation-name="val81"/>
          <table:covered-table-cell table:style-name="ce422" table:content-validation-name="val82"/>
          <table:table-cell table:style-name="ce416" table:content-validation-name="val84"/>
          <table:table-cell table:style-name="ce384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6" table:number-columns-spanned="3" table:number-rows-spanned="1"/>
          <table:covered-table-cell table:style-name="ce423" table:content-validation-name="val81"/>
          <table:covered-table-cell table:style-name="ce423" table:content-validation-name="val82"/>
          <table:table-cell table:style-name="ce374" table:content-validation-name="val85"/>
          <table:table-cell table:style-name="ce385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8"/>
          <table:table-cell table:style-name="ce50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6" table:formula="of:=ROUNDUP([$Alapértékek.D8]/2)-COUNTA([.A25:.C34])" office:value-type="float" office:value="0" calcext:value-type="float">
            <text:p>0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405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office:value-type="string" calcext:value-type="string" table:number-columns-spanned="2" table:number-rows-spanned="1">
            <text:p>Meggondolatlan</text:p>
          </table:table-cell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office:value-type="string" calcext:value-type="string" table:number-columns-spanned="2" table:number-rows-spanned="1">
            <text:p>Divatos</text:p>
          </table:table-cell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office:value-type="string" calcext:value-type="string" table:number-columns-spanned="2" table:number-rows-spanned="1">
            <text:p>"Kapcsolat:"</text:p>
          </table:table-cell>
          <table:covered-table-cell table:style-name="ce510" table:content-validation-name="val94"/>
          <table:table-cell table:style-name="ce503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405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office:value-type="string" calcext:value-type="string" table:number-columns-spanned="2" table:number-rows-spanned="1">
            <text:p>Vékony</text:p>
          </table:table-cell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office:value-type="string" calcext:value-type="string" table:number-columns-spanned="2" table:number-rows-spanned="1">
            <text:p>Nagyképű</text:p>
          </table:table-cell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7" table:content-validation-name="val78" table:number-columns-spanned="4" table:number-rows-spanned="1"/>
          <table:covered-table-cell table:style-name="ce425" table:content-validation-name="val78"/>
          <table:covered-table-cell table:style-name="ce407" table:content-validation-name="val78"/>
          <table:covered-table-cell table:style-name="ce416" table:content-validation-name="val78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209"/>
          <table:table-cell table:style-name="ce20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7" table:formula="of:=ROUNDUP([$Alapértékek.D8]/2)-COUNTA([.A38:.A48])" office:value-type="float" office:value="0" calcext:value-type="float">
            <text:p>0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7">
          <table:table-cell table:style-name="ce408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5" table:number-columns-spanned="2" table:number-rows-spanned="1"/>
          <table:covered-table-cell table:style-name="ce510" table:content-validation-name="val95"/>
          <table:table-cell table:style-name="ce503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5" table:number-columns-spanned="2" table:number-rows-spanned="1"/>
          <table:covered-table-cell table:style-name="ce479" table:content-validation-name="val95"/>
          <table:table-cell table:style-name="ce50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9" office:value-type="string" calcext:value-type="string">
            <text:p>alap</text:p>
          </table:table-cell>
          <table:table-cell table:style-name="ce49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90" office:value-type="string" calcext:value-type="string">
            <text:p>alap</text:p>
          </table:table-cell>
          <table:table-cell table:style-name="ce49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80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9"/>
          <table:covered-table-cell table:number-columns-repeated="5" table:style-name="ce615"/>
          <table:covered-table-cell table:number-columns-repeated="2" table:style-name="ce539"/>
          <table:table-cell table:style-name="ce53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4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51" table:number-columns-spanned="5" table:number-rows-spanned="1"/>
          <table:covered-table-cell table:number-columns-repeated="3" table:style-name="ce539"/>
          <table:covered-table-cell table:style-name="ce1168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1"/>
          <table:table-cell table:style-name="ce610" table:content-validation-name="val10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5" office:value-type="string" calcext:value-type="string">
            <text:p>Módosítók</text:p>
          </table:table-cell>
          <table:table-cell table:style-name="ce610" table:content-validation-name="val142" office:value-type="string" calcext:value-type="string">
            <text:p>Összesen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39"/>
          <table:table-cell table:style-name="ce1166" table:content-validation-name="val170" table:formula="of:=SUM([.B5:.B6])" office:value-type="float" office:value="20" calcext:value-type="float">
            <text:p>20 HM</text:p>
          </table:table-cell>
          <table:table-cell table:style-name="ce539"/>
          <table:table-cell table:style-name="ce952" office:value-type="string" calcext:value-type="string">
            <text:p>Távolság (m)</text:p>
          </table:table-cell>
          <table:table-cell table:style-name="ce8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7" office:value-type="string" calcext:value-type="string">
            <text:p>-</text:p>
          </table:table-cell>
          <table:table-cell table:style-name="ce690" table:content-validation-name="val124" office:value-type="float" office:value="10" calcext:value-type="float">
            <text:p>10</text:p>
          </table:table-cell>
          <table:table-cell table:style-name="ce690" table:content-validation-name="val136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62" table:content-validation-name="val143" table:formula="of:=[.C4]+[.D4]" office:value-type="float" office:value="25" calcext:value-type="float">
            <text:p>25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39"/>
          <table:table-cell table:style-name="ce976" table:content-validation-name="val171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39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8" office:value-type="float" office:value="10" calcext:value-type="float">
            <text:p>10</text:p>
          </table:table-cell>
          <table:table-cell table:style-name="ce690" table:content-validation-name="val124" office:value-type="float" office:value="20" calcext:value-type="float">
            <text:p>20</text:p>
          </table:table-cell>
          <table:table-cell table:style-name="ce690" table:content-validation-name="val137" table:formula="of:=2*([Alapértékek.$C$18]+[Alapértékek.$C$20]+[Alapértékek.$C$21])" office:value-type="float" office:value="16" calcext:value-type="float">
            <text:p>16</text:p>
          </table:table-cell>
          <table:table-cell table:style-name="ce762" table:content-validation-name="val144" table:formula="of:=[.C5]+[.B5]+[.D5]" office:value-type="float" office:value="46" calcext:value-type="float">
            <text:p>46</text:p>
          </table:table-cell>
          <table:table-cell table:style-name="ce539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9" office:value-type="float" office:value="10" calcext:value-type="float">
            <text:p>10</text:p>
          </table:table-cell>
          <table:table-cell table:style-name="ce690" table:content-validation-name="val124" office:value-type="float" office:value="120" calcext:value-type="float">
            <text:p>120</text:p>
          </table:table-cell>
          <table:table-cell table:style-name="ce690" table:content-validation-name="val138" table:formula="of:=2*([Alapértékek.$C$20]+[Alapértékek.$C$21])" office:value-type="float" office:value="14" calcext:value-type="float">
            <text:p>14</text:p>
          </table:table-cell>
          <table:table-cell table:style-name="ce762" table:content-validation-name="val145" table:formula="of:=[.C6]+[.B6]+[.D6]" office:value-type="float" office:value="144" calcext:value-type="float">
            <text:p>144</text:p>
          </table:table-cell>
          <table:table-cell table:style-name="ce53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53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39"/>
          <table:table-cell table:style-name="ce1173" table:content-validation-name="val111" table:formula="of:=[.B8]" office:value-type="float" office:value="15" calcext:value-type="float">
            <text:p>15 HM</text:p>
          </table:table-cell>
          <table:table-cell table:style-name="ce53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55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10" office:value-type="float" office:value="15" calcext:value-type="float">
            <text:p>15</text:p>
          </table:table-cell>
          <table:table-cell table:style-name="ce690" table:content-validation-name="val125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2" calcext:value-type="float">
            <text:p>2</text:p>
          </table:table-cell>
          <table:table-cell table:style-name="ce762" table:content-validation-name="val146" table:formula="of:=[.C8]+[.B8]+[.D8]" office:value-type="float" office:value="-13" calcext:value-type="float">
            <text:p>-13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39"/>
          <table:table-cell table:style-name="ce976" table:content-validation-name="val172" table:formula="of:=[Data.C22]*[Alapértékek.$D$8]" office:value-type="float" office:value="28" calcext:value-type="float">
            <text:p>28 HM</text:p>
          </table:table-cell>
          <table:table-cell table:style-name="ce53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39" table:number-columns-spanned="9" table:number-rows-spanned="1"/>
          <table:covered-table-cell table:number-columns-repeated="5" table:style-name="ce615"/>
          <table:covered-table-cell table:number-columns-repeated="3" table:style-name="ce539"/>
          <table:table-cell table:style-name="ce53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9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1" table:formula="of:=[Alapértékek.E10]" office:value-type="float" office:value="1" calcext:value-type="float">
            <text:p>1</text:p>
          </table:table-cell>
          <table:table-cell table:style-name="ce539"/>
          <table:table-cell table:style-name="ce725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70" calcext:value-type="float">
            <text:p>70 KP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39"/>
          <table:table-cell table:style-name="ce793" table:content-validation-name="val173" table:formula="of:=(([.I3]+[.I7])/[Alapértékek.D8])" office:value-type="float" office:value="5" calcext:value-type="float">
            <text:p>5 HM</text:p>
          </table:table-cell>
          <table:table-cell table:style-name="ce53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5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1" table:content-validation-name="val126" office:value-type="string" calcext:value-type="string">
            <text:p>Szint</text:p>
          </table:table-cell>
          <table:table-cell table:style-name="ce691" office:value-type="string" calcext:value-type="string">
            <text:p>KÉ</text:p>
          </table:table-cell>
          <table:table-cell table:style-name="ce691" office:value-type="string" calcext:value-type="string">
            <text:p>TÉ/CÉ</text:p>
          </table:table-cell>
          <table:table-cell table:style-name="ce691" office:value-type="string" calcext:value-type="string">
            <text:p>VÉ</text:p>
          </table:table-cell>
          <table:table-cell table:style-name="ce691" table:content-validation-name="val158" office:value-type="string" calcext:value-type="string">
            <text:p>Harckeret</text:p>
          </table:table-cell>
          <table:table-cell table:style-name="ce69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9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6" table:formula="of:=[Alapértékek.$J18]" office:value-type="float" office:value="5" calcext:value-type="float">
            <text:p>5</text:p>
          </table:table-cell>
          <table:table-cell table:style-name="ce618" table:content-validation-name="val111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1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1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8" table:formula="of:=[.C14]+[Alapértékek.$C$21]" office:value-type="float" office:value="8" calcext:value-type="float">
            <text:p>8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6" table:formula="of:=[Alapértékek.$J19]" office:value-type="float" office:value="6" calcext:value-type="float">
            <text:p>6</text:p>
          </table:table-cell>
          <table:table-cell table:style-name="ce618" table:content-validation-name="val111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1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1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8" table:formula="of:=[.C15]+[Alapértékek.$C$21]" office:value-type="float" office:value="9" calcext:value-type="float">
            <text:p>9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9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6" table:formula="of:=[Alapértékek.$J20]" office:value-type="float" office:value="0" calcext:value-type="float">
            <text:p>0</text:p>
          </table:table-cell>
          <table:table-cell table:style-name="ce618" table:content-validation-name="val111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1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8" table:formula="of:=[.C16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6" table:formula="of:=[Alapértékek.$J21]" office:value-type="float" office:value="0" calcext:value-type="float">
            <text:p>0</text:p>
          </table:table-cell>
          <table:table-cell table:style-name="ce618" table:content-validation-name="val111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1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8" table:formula="of:=[.C17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6" table:formula="of:=[Alapértékek.$J24]" office:value-type="float" office:value="0" calcext:value-type="float">
            <text:p>0</text:p>
          </table:table-cell>
          <table:table-cell table:style-name="ce618" table:content-validation-name="val111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8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6" table:formula="of:=[Alapértékek.$J25]" office:value-type="float" office:value="0" calcext:value-type="float">
            <text:p>0</text:p>
          </table:table-cell>
          <table:table-cell table:style-name="ce618" table:content-validation-name="val111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9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6" table:formula="of:=[Alapértékek.$J26]" office:value-type="float" office:value="0" calcext:value-type="float">
            <text:p>0</text:p>
          </table:table-cell>
          <table:table-cell table:style-name="ce618" table:content-validation-name="val111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1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0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1"/>
          <table:table-cell table:style-name="ce53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6" table:formula="of:=[Alapértékek.$J28]" office:value-type="float" office:value="7" calcext:value-type="float">
            <text:p>7</text:p>
          </table:table-cell>
          <table:table-cell table:style-name="ce618" table:content-validation-name="val111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11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1]+[Alapértékek.$C$21]" office:value-type="float" office:value="10" calcext:value-type="float">
            <text:p>10</text:p>
          </table:table-cell>
          <table:table-cell table:style-name="ce759" table:content-validation-name="val111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1"/>
          <table:table-cell table:style-name="ce53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9"/>
          <table:table-cell table:number-columns-repeated="238"/>
        </table:table-row>
        <table:table-row table:style-name="ro10">
          <table:table-cell table:style-name="ce543" table:number-columns-spanned="9" table:number-rows-spanned="1"/>
          <table:covered-table-cell table:number-columns-repeated="7" table:style-name="ce543"/>
          <table:covered-table-cell table:style-name="ce999"/>
          <table:table-cell table:style-name="ce54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8" table:content-validation-name="val98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9" table:content-validation-name="val99"/>
          <table:table-cell table:style-name="ce512" table:content-validation-name="val112" table:formula="of:=VLOOKUP([.$A25];tavolsagi_fegyverek_all;12;0)" office:value-type="string" office:string-value="" calcext:value-type="error">
            <text:p>#N/A</text:p>
          </table:table-cell>
          <table:table-cell table:style-name="ce694" table:content-validation-name="val128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9" table:content-validation-name="val99"/>
          <table:table-cell table:style-name="ce512" table:content-validation-name="val112" table:formula="of:=VLOOKUP([.$A26];tavolsagi_fegyverek_all;12;0)" office:value-type="string" office:string-value="" calcext:value-type="error">
            <text:p>#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2">
          <table:table-cell table:style-name="ce548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3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1">
          <table:table-cell table:style-name="ce442" table:content-validation-name="val100" office:value-type="string" calcext:value-type="string">
            <text:p>Puszta kéz</text:p>
          </table:table-cell>
          <table:table-cell table:style-name="ce512" table:content-validation-name="val112" table:formula="of:=IFNA(VLOOKUP([.$A30];kezifegyverek_all;12;0);[Data.$C$32])" office:value-type="float" office:value="5" calcext:value-type="float">
            <text:p>5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60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1" office:value-type="string" calcext:value-type="string">
            <text:p>Tőr</text:p>
          </table:table-cell>
          <table:table-cell table:style-name="ce512" table:content-validation-name="val112" table:formula="of:=IFNA(VLOOKUP([.$A31];kezifegyverek_all;12;0);[Data.$C$32])" office:value-type="float" office:value="5" calcext:value-type="float">
            <text:p>5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11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11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61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12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1" office:value-type="string" calcext:value-type="string">
            <text:p>Kard, hosszú</text:p>
          </table:table-cell>
          <table:table-cell table:style-name="ce512" table:content-validation-name="val112" table:formula="of:=IFNA(VLOOKUP([.$A32];kezifegyverek_all;12;0);[Data.$C$32])" office:value-type="float" office:value="6" calcext:value-type="float">
            <text:p>6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11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11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61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12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3];kezifegyverek_all;12;0);[Data.$C$32])" office:value-type="string" office:string-value="N/A" calcext:value-type="string">
            <text:p>N/A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49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4];kezifegyverek_all;12;0);[Data.$C$32])" office:value-type="string" office:string-value="N/A" calcext:value-type="string">
            <text:p>N/A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5];kezifegyverek_all;12;0);[Data.$C$32])" office:value-type="string" office:string-value="N/A" calcext:value-type="string">
            <text:p>N/A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6];kezifegyverek_all;12;0);[Data.$C$32])" office:value-type="string" office:string-value="N/A" calcext:value-type="string">
            <text:p>N/A</text:p>
          </table:table-cell>
          <table:table-cell table:style-name="ce694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2" table:formula="of:=[$Data.$C$34]" office:value-type="float" office:value="1" calcext:value-type="float">
            <text:p>1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39"/>
          <table:covered-table-cell table:style-name="ce794"/>
          <table:table-cell table:style-name="ce539"/>
          <table:table-cell table:style-name="Default" table:number-columns-repeated="3"/>
          <table:table-cell table:style-name="ce53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3">
          <table:table-cell table:style-name="ce557" table:content-validation-name="val102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26" table:content-validation-name="val113"/>
          <table:table-cell table:style-name="ce623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1" table:content-validation-name="val103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3"/>
          <table:table-cell table:style-name="ce1094" table:content-validation-name="val132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40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40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63" table:formula="of:=[.G30]" office:value-type="string" office:string-value="-4 Z" calcext:value-type="string">
            <text:p>-4 Z</text:p>
          </table:table-cell>
          <table:table-cell table:style-name="ce91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4"/>
          <table:table-cell table:style-name="ce1094" table:content-validation-name="val132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40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40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61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40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40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61" table:formula="of:=[.G32]" office:value-type="string" office:string-value="5  V/S" calcext:value-type="string">
            <text:p>5 <text:s/>V/S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3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4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5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Default" table:number-columns-repeated="8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4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6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6" table:content-validation-name="val104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4"/>
          <table:table-cell table:style-name="ce1095" table:content-validation-name="val132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40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40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40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9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8" table:content-validation-name="val104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4"/>
          <table:table-cell table:style-name="ce1096" table:content-validation-name="val132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40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40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40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9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8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914"/>
          <table:table-cell table:style-name="ce53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4"/>
          <table:covered-table-cell table:style-name="ce940"/>
          <table:covered-table-cell table:style-name="ce1168"/>
          <table:table-cell table:style-name="ce53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4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3"/>
          <table:table-cell table:style-name="ce751" office:value-type="float" office:value="0" calcext:value-type="float">
            <text:p>0</text:p>
          </table:table-cell>
          <table:table-cell table:style-name="ce787" table:content-validation-name="val149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8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5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4"/>
          <table:table-cell table:style-name="ce770" table:content-validation-name="val131" office:value-type="string" calcext:value-type="string">
            <text:p>Tám/kör</text:p>
          </table:table-cell>
          <table:table-cell table:style-name="ce770" office:value-type="string" calcext:value-type="string">
            <text:p>KÉ</text:p>
          </table:table-cell>
          <table:table-cell table:style-name="ce770" office:value-type="string" calcext:value-type="string">
            <text:p>TÉ</text:p>
          </table:table-cell>
          <table:table-cell table:style-name="ce77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5" office:value-type="string" calcext:value-type="string">
            <text:p><text:s text:c="3"/>Elsődleges fegyver</text:p>
          </table:table-cell>
          <table:table-cell table:style-name="ce66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4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5" office:value-type="string" calcext:value-type="string">
            <text:p><text:s text:c="3"/>Másodlagos fegyver</text:p>
          </table:table-cell>
          <table:table-cell table:style-name="ce667" table:content-validation-name="val11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1026"/>
          <table:table-cell table:style-name="ce543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9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5"/>
          <table:table-cell table:style-name="ce715"/>
          <table:table-cell table:style-name="ce776" office:value-type="string" calcext:value-type="string">
            <text:p>Harckeret</text:p>
          </table:table-cell>
          <table:table-cell table:style-name="ce755" table:content-validation-name="val156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6"/>
          <table:table-cell table:style-name="ce1029" table:content-validation-name="val156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4" table:number-columns-spanned="2" table:number-rows-spanned="1"/>
          <table:covered-table-cell table:style-name="ce6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8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19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19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0" table:number-columns-spanned="2" table:number-rows-spanned="1"/>
          <table:covered-table-cell table:style-name="ce716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9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41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41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41" table:content-validation-name="val186" table:formula="of:=IF([.$B$57]&gt;0;[.O$64];0)" office:value-type="float" office:value="0" calcext:value-type="float">
            <text:p>0</text:p>
          </table:table-cell>
          <table:table-cell table:style-name="ce124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1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6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2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16" office:value-type="string" calcext:value-type="string">
            <text:p>Szúró</text:p>
          </table:table-cell>
          <table:table-cell table:style-name="ce71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3" table:number-columns-spanned="2" table:number-rows-spanned="1"/>
          <table:covered-table-cell table:style-name="ce68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6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6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6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9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543" table:number-columns-repeated="2"/>
          <table:table-cell table:number-columns-repeated="3"/>
          <table:table-cell table:style-name="ce543"/>
          <table:table-cell table:style-name="ce999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9"/>
          <table:table-cell table:style-name="ce664" office:value-type="string" calcext:value-type="string">
            <text:p>ÉP</text:p>
          </table:table-cell>
          <table:table-cell table:style-name="ce746" table:content-validation-name="val16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 table:number-columns-repeated="2"/>
          <table:table-cell table:style-name="ce1056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/>
          <table:table-cell table:style-name="ce956"/>
          <table:table-cell table:style-name="ce1057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6"/>
          <table:table-cell table:style-name="ce893"/>
          <table:table-cell table:style-name="ce963"/>
          <table:table-cell table:style-name="ce1058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8"/>
          <table:table-cell table:style-name="ce899"/>
          <table:table-cell table:style-name="ce965"/>
          <table:table-cell table:style-name="ce1059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9"/>
          <table:table-cell table:style-name="ce901"/>
          <table:table-cell table:style-name="ce972"/>
          <table:table-cell table:style-name="ce1060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7" office:value-type="string" calcext:value-type="string">
            <text:p>-</text:p>
          </table:table-cell>
          <table:table-cell table:style-name="ce1013" table:content-validation-name="val168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064" table:content-validation-name="val169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103" table:content-validation-name="val177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539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39" table:number-columns-repeated="10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65463">
          <table:table-cell table:style-name="ce539" table:number-columns-repeated="1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9">
          <table:table-cell table:style-name="ce539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52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5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1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1" table:formula="of:=SUM([.F32:.F37];[.M14:.M28];[.F41:.F57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1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200" table:formula="of:=IFNA([.$K$2]+VLOOKUP(([.$O$2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202" office:value-type="string" calcext:value-type="string">
            <text:p>Af Próba Nehézség</text:p>
          </table:table-cell>
          <table:table-cell table:style-name="ce1223" table:content-validation-name="val20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1" table:formula="of:=[.K8]+SUM([.F12:.F13])+[.M10]+SUM([.F17:.F28])+SUM([.M31:.M34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3" office:value-type="float" office:value="3" calcext:value-type="float">
            <text:p>3 →</text:p>
          </table:table-cell>
          <table:table-cell table:style-name="ce1225" table:content-validation-name="val20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7"/>
          <table:covered-table-cell table:style-name="ce1147" table:content-validation-name="val111"/>
          <table:covered-table-cell table:style-name="ce1387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3" office:value-type="float" office:value="6" calcext:value-type="float">
            <text:p>6 →</text:p>
          </table:table-cell>
          <table:table-cell table:style-name="ce1225" table:content-validation-name="val20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88"/>
          <table:covered-table-cell table:style-name="ce1148" table:content-validation-name="val111"/>
          <table:covered-table-cell table:style-name="ce1388" table:content-validation-name="val111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88"/>
          <table:covered-table-cell table:style-name="ce1148" table:content-validation-name="val111"/>
          <table:covered-table-cell table:style-name="ce1388" table:content-validation-name="val111"/>
          <table:table-cell/>
          <table:table-cell table:style-name="ce1224" table:content-validation-name="val203" office:value-type="float" office:value="9" calcext:value-type="float">
            <text:p>9 →</text:p>
          </table:table-cell>
          <table:table-cell table:style-name="ce1225" table:content-validation-name="val20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7"/>
          <table:covered-table-cell table:style-name="ce1147" table:content-validation-name="val111"/>
          <table:covered-table-cell table:style-name="ce1387" table:content-validation-name="val111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87"/>
          <table:covered-table-cell table:style-name="ce1147" table:content-validation-name="val111"/>
          <table:covered-table-cell table:style-name="ce1387" table:content-validation-name="val111"/>
          <table:table-cell table:style-name="ce260"/>
          <table:table-cell table:style-name="ce1224" table:content-validation-name="val203" office:value-type="float" office:value="12" calcext:value-type="float">
            <text:p>12 →</text:p>
          </table:table-cell>
          <table:table-cell table:style-name="ce1225" table:content-validation-name="val203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93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7" office:value-type="float" office:value="6" calcext:value-type="float" table:number-columns-spanned="2" table:number-rows-spanned="1">
            <text:p>6</text:p>
          </table:table-cell>
          <table:covered-table-cell table:style-name="ce1149"/>
          <table:table-cell table:style-name="ce1489" table:content-validation-name="val111" table:formula="of:=IF([.$I8]&gt;0;VLOOKUP([.$I8];kepzettseg_kp_tablazat;MATCH(&quot;KP&quot;;kepzettseg_kp_fejlec;0);0);0)" office:value-type="float" office:value="18" calcext:value-type="float" table:number-columns-spanned="3" table:number-rows-spanned="1">
            <text:p>18</text:p>
          </table:table-cell>
          <table:covered-table-cell table:style-name="ce1251" table:content-validation-name="val111"/>
          <table:covered-table-cell table:style-name="ce1263" table:content-validation-name="val111"/>
          <table:table-cell table:style-name="ce260"/>
          <table:table-cell table:style-name="ce1224" table:content-validation-name="val203" office:value-type="float" office:value="15" calcext:value-type="float">
            <text:p>15 →</text:p>
          </table:table-cell>
          <table:table-cell table:style-name="ce1225" table:content-validation-name="val20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3" office:value-type="float" office:value="18" calcext:value-type="float">
            <text:p>18 →</text:p>
          </table:table-cell>
          <table:table-cell table:style-name="ce1225" table:content-validation-name="val203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5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3"/>
          <table:table-cell table:style-name="ce1380" table:content-validation-name="val201" office:value-type="float" office:value="0" calcext:value-type="float">
            <text:p>0</text:p>
          </table:table-cell>
          <table:table-cell table:style-name="ce1489" table:content-validation-name="val111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3" office:value-type="float" office:value="21" calcext:value-type="float">
            <text:p>21 →</text:p>
          </table:table-cell>
          <table:table-cell table:style-name="ce1225" table:content-validation-name="val20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3" office:value-type="float" office:value="24" calcext:value-type="float">
            <text:p>24 →</text:p>
          </table:table-cell>
          <table:table-cell table:style-name="ce1225" table:content-validation-name="val20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29" table:content-validation-name="val187" office:value-type="string" calcext:value-type="string" table:number-columns-spanned="4" table:number-rows-spanned="1">
            <text:p>Vulgármágia</text:p>
          </table:table-cell>
          <table:covered-table-cell table:style-name="ce1547" table:content-validation-name="val192"/>
          <table:covered-table-cell table:style-name="ce58" table:content-validation-name="val192"/>
          <table:covered-table-cell table:style-name="ce252" table:content-validation-name="val192"/>
          <table:table-cell table:style-name="ce1298" table:content-validation-name="val26" office:value-type="float" office:value="7" calcext:value-type="float">
            <text:p>7</text:p>
          </table:table-cell>
          <table:table-cell table:style-name="ce1202" table:content-validation-name="val111" table:formula="of:=IF([.$E12]&gt;0;VLOOKUP([.$E12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3" office:value-type="float" office:value="27" calcext:value-type="float">
            <text:p>27 →</text:p>
          </table:table-cell>
          <table:table-cell table:style-name="ce1225" table:content-validation-name="val20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8" table:number-columns-spanned="4" table:number-rows-spanned="1"/>
          <table:covered-table-cell table:style-name="ce1548" table:content-validation-name="val192"/>
          <table:covered-table-cell table:style-name="ce1274" table:content-validation-name="val192"/>
          <table:covered-table-cell table:style-name="ce235" table:content-validation-name="val192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11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3" office:value-type="float" office:value="30" calcext:value-type="float">
            <text:p>30 →</text:p>
          </table:table-cell>
          <table:table-cell table:style-name="ce1225" table:content-validation-name="val20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8"/>
          <table:table-cell table:style-name="ce1521" table:content-validation-name="val198" table:formula="of:=[$Data.$C$30]" office:value-type="float" office:value="3" calcext:value-type="float">
            <text:p>3</text:p>
          </table:table-cell>
          <table:table-cell table:style-name="ce1381" table:content-validation-name="val196"/>
          <table:table-cell table:style-name="ce1266" table:content-validation-name="val111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office:value-type="string" calcext:value-type="string" table:number-columns-spanned="4" table:number-rows-spanned="1">
            <text:p>Természeti jelenségek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6" calcext:value-type="float">
            <text:p>6</text:p>
          </table:table-cell>
          <table:table-cell table:style-name="ce1202" table:content-validation-name="val111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office:value-type="string" calcext:value-type="string" table:number-columns-spanned="4" table:number-rows-spanned="1">
            <text:p>Illúziók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5" calcext:value-type="float">
            <text:p>5</text:p>
          </table:table-cell>
          <table:table-cell table:style-name="ce1202" table:content-validation-name="val111" table:formula="of:=IF([.$E18]&gt;0;VLOOKUP([.$E18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office:value-type="string" calcext:value-type="string" table:number-columns-spanned="4" table:number-rows-spanned="1">
            <text:p>Nekromancia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6" calcext:value-type="float">
            <text:p>6</text:p>
          </table:table-cell>
          <table:table-cell table:style-name="ce1202" table:content-validation-name="val111" table:formula="of:=IF([.$E19]&gt;0;VLOOKUP([.$E19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office:value-type="string" calcext:value-type="string" table:number-columns-spanned="4" table:number-rows-spanned="1">
            <text:p>Asztrálmágia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4" calcext:value-type="float">
            <text:p>4</text:p>
          </table:table-cell>
          <table:table-cell table:style-name="ce1202" table:content-validation-name="val111" table:formula="of:=IF([.$E20]&gt;0;VLOOKUP([.$E20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9"/>
          <table:table-cell table:number-columns-repeated="236"/>
        </table:table-row>
        <table:table-row table:style-name="ro1">
          <table:table-cell table:style-name="ce1217" table:content-validation-name="val189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1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9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11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11" table:formula="of:=[.$L28]*[$Data.$C$12]" office:value-type="float" office:value="0" calcext:value-type="float">
            <text:p>0</text:p>
          </table:table-cell>
          <table:table-cell table:style-name="ce165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329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8" table:content-validation-name="val8"/>
          <table:covered-table-cell table:style-name="ce204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Átok</text:p>
          </table:table-cell>
          <table:covered-table-cell table:number-columns-repeated="2" table:style-name="ce1270"/>
          <table:table-cell table:style-name="ce1290" table:content-validation-name="val194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209" table:content-validation-name="val111" table:formula="of:=[.$E32]*[$Data.$C$12]" office:value-type="float" office:value="6" calcext:value-type="float">
            <text:p>6</text:p>
          </table:table-cell>
          <table:table-cell/>
          <table:table-cell table:style-name="ce1329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8" table:content-validation-name="val8"/>
          <table:covered-table-cell table:style-name="ce204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270"/>
          <table:table-cell table:style-name="ce1290" table:content-validation-name="val194" table:formula="of:=IF(ISBLANK([.$A33]) ;&quot;&quot;;VLOOKUP([.$A33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11" table:formula="of:=[.$E33]*[$Data.$C$12]" office:value-type="float" office:value="6" calcext:value-type="float">
            <text:p>6</text:p>
          </table:table-cell>
          <table:table-cell/>
          <table:table-cell table:style-name="ce1329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8" table:content-validation-name="val8"/>
          <table:covered-table-cell table:style-name="ce204" table:content-validation-name="val8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11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270"/>
          <table:table-cell table:style-name="ce1290" table:content-validation-name="val194" table:formula="of:=IF(ISBLANK([.$A34]) ;&quot;&quot;;VLOOKUP([.$A34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11" table:formula="of:=[.$E34]*[$Data.$C$12]" office:value-type="float" office:value="6" calcext:value-type="float">
            <text:p>6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11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11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11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190" table:number-columns-spanned="3" table:number-rows-spanned="1"/>
          <table:covered-table-cell table:number-columns-repeated="2" table:style-name="ce1271"/>
          <table:table-cell table:style-name="ce1291" table:content-validation-name="val194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11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270"/>
          <table:table-cell table:style-name="ce1290" table:content-validation-name="val194" table:formula="of:=IF(ISBLANK([.$A41]) ;&quot;&quot;;VLOOKUP([.$A41];fortelyok_misztikus_full;2;0))" office:value-type="float" office:value="3" calcext:value-type="float">
            <text:p>3</text:p>
          </table:table-cell>
          <table:table-cell table:style-name="ce1305" table:content-validation-name="val5" office:value-type="float" office:value="1" calcext:value-type="float">
            <text:p>1</text:p>
          </table:table-cell>
          <table:table-cell table:style-name="ce1209" table:content-validation-name="val111" table:formula="of:=[.$E41]*[$Data.$C$12]" office:value-type="float" office:value="6" calcext:value-type="float">
            <text:p>6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5">
          <table:table-cell table:style-name="ce187" table:content-validation-name="val191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270"/>
          <table:table-cell table:style-name="ce1290" table:content-validation-name="val194" table:formula="of:=IF(ISBLANK([.$A42]) ;&quot;&quot;;VLOOKUP([.$A42];fortelyok_misztikus_full;2;0))" office:value-type="float" office:value="2" calcext:value-type="float">
            <text:p>2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11" table:formula="of:=[.$E42]*[$Data.$C$12]" office:value-type="float" office:value="6" calcext:value-type="float">
            <text:p>6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11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11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11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11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11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11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11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11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11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11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11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11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11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270"/>
          <table:table-cell table:style-name="ce1290" table:content-validation-name="val194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11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191" table:number-columns-spanned="3" table:number-rows-spanned="1"/>
          <table:covered-table-cell table:number-columns-repeated="2" table:style-name="ce1271"/>
          <table:table-cell table:style-name="ce1291" table:content-validation-name="val194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11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1" table:content-validation-name="val5" table:number-columns-spanned="13" table:number-rows-spanned="1"/>
          <table:covered-table-cell table:number-columns-repeated="5" table:style-name="ce1351" table:content-validation-name="val5"/>
          <table:covered-table-cell table:style-name="ce1106" table:content-validation-name="val5"/>
          <table:covered-table-cell table:number-columns-repeated="5" table:style-name="ce13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4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2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36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6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63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Közelharci fegyverek</text:p>
          </table:table-cell>
          <table:table-cell table:style-name="ce1737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7"/>
          <table:table-cell table:style-name="ce1855"/>
          <table:table-cell table:number-columns-repeated="5" table:style-name="ce1757" office:value-type="string" calcext:value-type="string">
            <text:p>N/A</text:p>
          </table:table-cell>
          <table:table-cell table:style-name="ce1737" table:number-columns-repeated="2"/>
          <table:table-cell table:style-name="ce1964" table:number-columns-repeated="241"/>
          <table:table-cell table:number-columns-repeated="16128"/>
        </table:table-row>
        <table:table-row table:style-name="ro17">
          <table:table-cell/>
          <table:table-cell table:style-name="ce1738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26"/>
          <table:table-cell table:style-name="ce1740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2">
          <table:table-cell table:style-name="ce1729"/>
          <table:table-cell table:style-name="ce1741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730"/>
          <table:table-cell table:style-name="ce1744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59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8" table:number-columns-repeated="241"/>
          <table:table-cell table:number-columns-repeated="16128"/>
        </table:table-row>
        <table:table-row table:style-name="ro19">
          <table:table-cell table:style-name="ce1728" office:value-type="string" calcext:value-type="string">
            <text:p>Kardvívó fegyverek</text:p>
          </table:table-cell>
          <table:table-cell table:style-name="ce1738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5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20">
          <table:table-cell/>
          <table:table-cell table:style-name="ce1740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12"> </text:span><text:span text:style-name="T13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29"/>
          <table:table-cell table:style-name="ce1741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582" table:number-columns-repeated="241"/>
          <table:table-cell table:number-columns-repeated="16128"/>
        </table:table-row>
        <table:table-row table:style-name="ro5">
          <table:table-cell table:style-name="ce1729"/>
          <table:table-cell table:style-name="ce1741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60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Zúzó fegyverek</text:p>
          </table:table-cell>
          <table:table-cell table:style-name="ce1738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6"/>
          <table:table-cell table:style-name="ce1759" office:value-type="float" office:value="0.5" calcext:value-type="float">
            <text:p>0.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60"/>
          <table:table-cell table:style-name="ce1763" office:value-type="float" office:value="1.5" calcext:value-type="float">
            <text:p>1.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74" office:value-type="string" calcext:value-type="string">
            <text:p>zúz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56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1">
          <table:table-cell table:style-name="ce1729"/>
          <table:table-cell table:style-name="ce1741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1729"/>
          <table:table-cell table:style-name="ce1741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732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75" office:value-type="string" calcext:value-type="string">
            <text:p>lándzsavívás</text:p>
          </table:table-cell>
          <table:table-cell table:style-name="ce189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733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6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8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/>
          <table:table-cell table:number-columns-repeated="16369"/>
        </table:table-row>
        <table:table-row table:style-name="ro23">
          <table:table-cell table:style-name="ce1734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837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7" calcext:value-type="float">
            <text:p>7</text:p>
          </table:table-cell>
          <table:table-cell table:style-name="ce187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967"/>
          <table:table-cell table:style-name="ce165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26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55" office:value-type="string" calcext:value-type="string">
            <text:p><text:span text:style-name="T24">Automatikusan jár rá a</text:span></text:p>
            <text:p><text:span text:style-name="T24">Közeli lövés fortélynál leírt +10CÉ bónusz</text:span></text:p>
            <text:p><text:span text:style-name="T24">Ha a célpont Cellaszáma 1.</text:span></text:p>
            <text:p><text:span text:style-name="T2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10" calcext:value-type="float">
            <text:p>-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5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7" office:value-type="string" calcext:value-type="string">
            <text:p>Sebesülés az esés következtében lehet.</text:p>
          </table:table-cell>
          <table:table-cell table:style-name="ce1659" table:number-columns-repeated="241"/>
          <table:table-cell table:number-columns-repeated="16128"/>
        </table:table-row>
        <table:table-row table:style-name="ro25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0m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5m</text:p>
          </table:table-cell>
          <table:table-cell table:style-name="ce1777" office:value-type="float" office:value="12" calcext:value-type="float">
            <text:p>12</text:p>
          </table:table-cell>
          <table:table-cell table:style-name="ce1777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70" office:value-type="string" calcext:value-type="string">
            <text:p>hajítás</text:p>
          </table:table-cell>
          <table:table-cell table:style-name="ce1956"/>
          <table:table-cell table:number-columns-repeated="16369"/>
        </table:table-row>
        <table:table-row table:style-name="ro2">
          <table:table-cell table:style-name="ce1730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52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32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28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5" calcext:value-type="float">
            <text:p>5</text:p>
          </table:table-cell>
          <table:table-cell table:style-name="ce1870" office:value-type="string" calcext:value-type="string">
            <text:p>íjászat</text:p>
          </table:table-cell>
          <table:table-cell table:style-name="ce1959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3" calcext:value-type="float">
            <text:p>3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6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style-name="ce1876" office:value-type="string" calcext:value-type="string">
            <text:p>íjászat</text:p>
          </table:table-cell>
          <table:table-cell table:style-name="ce195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57"/>
          <table:table-cell table:style-name="ce1659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9" calcext:value-type="float">
            <text:p>9</text:p>
          </table:table-cell>
          <table:table-cell table:style-name="ce1870" office:value-type="string" calcext:value-type="string">
            <text:p>lövészet</text:p>
          </table:table-cell>
          <table:table-cell table:style-name="ce189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5" calcext:value-type="float">
            <text:p>1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7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30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52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6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961"/>
          <table:table-cell table:style-name="ce328" table:number-columns-repeated="240"/>
          <table:table-cell table:number-columns-repeated="16128"/>
        </table:table-row>
        <table:table-row table:style-name="ro2">
          <table:table-cell table:style-name="ce1726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2"/>
          <table:covered-table-cell table:style-name="ce1421"/>
          <table:covered-table-cell table:style-name="ce1729"/>
          <table:covered-table-cell table:style-name="ce1421"/>
          <table:table-cell table:style-name="ce58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82"/>
          <table:table-cell table:style-name="ce1413"/>
          <table:table-cell table:style-name="ce1729"/>
          <table:table-cell table:style-name="ce1413"/>
          <table:table-cell table:style-name="ce58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7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74" table:content-validation-name="val204" office:value-type="string" calcext:value-type="string">
            <text:p><text:span text:style-name="T33"><text:a xlink:href="https://github.com/kaktusztea/km100/blob/master/md/kepzettsegek.szekunder/szakma.md" xlink:type="simple">Szakma</text:a></text:span><text:span text:style-name="T3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7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3"><text:a xlink:href="https://github.com/kaktusztea/km100/blob/master/md/kepzettsegek.primer.misztikus/osi_nyelv_ismerete.md" xlink:type="simple">Ősi nyelv ismerete</text:a></text:span><text:span text:style-name="T3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0"/>
        <table:table-column table:style-name="co69" table:default-cell-style-name="ce2067"/>
        <table:table-column table:style-name="co70" table:default-cell-style-name="ce2051"/>
        <table:table-column table:style-name="co71" table:default-cell-style-name="ce2076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085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1824"/>
          <table:covered-table-cell table:style-name="ce1825"/>
          <table:covered-table-cell table:number-columns-repeated="3" table:style-name="ce1824"/>
          <table:covered-table-cell table:style-name="ce2084"/>
          <table:covered-table-cell table:number-columns-repeated="2" table:style-name="ce1824"/>
          <table:covered-table-cell/>
          <table:covered-table-cell table:style-name="ce1824"/>
          <table:covered-table-cell table:number-columns-repeated="3"/>
        </table:table-row>
        <table:table-row table:style-name="ro2">
          <table:table-cell table:number-columns-repeated="4"/>
          <table:table-cell table:style-name="ce1825"/>
          <table:table-cell table:style-name="ce1824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1824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1824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4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27">➖➖➖ </text:span><text:span text:style-name="T47">Származás </text:span><text:span text:style-name="T48">➖➖➖</text:span></text:p>
          </table:table-cell>
          <table:table-cell/>
          <table:table-cell table:style-name="ce2076" office:value-type="string" calcext:value-type="string">
            <text:p><text:span text:style-name="T27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4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24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43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4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44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27">➖➖➖ Jellem, fóbiák, hobbik</text:span><text:span text:style-name="T47"> </text:span><text:span text:style-name="T48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37">🟩</text:span><text:span text:style-name="T45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37">🟩 </text:span>Művészetismeret;  <text:span text:style-name="T39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37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37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37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37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37">🟩</text:span><text:span text:style-name="T45"> </text:span>Művészetismeret;  <text:span text:style-name="T39">🟥 </text:span><text:span text:style-name="T45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45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37">🟩</text:span><text:span text:style-name="T45"> </text:span>Idomítás;  <text:span text:style-name="T39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37">🟩</text:span><text:span text:style-name="T45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37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37">🟩 </text:span><text:span text:style-name="T45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37">🟩 </text:span><text:span text:style-name="T45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37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7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37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37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7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35"><text:a xlink:href="https://github.com/kaktusztea/km100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64"/>
          <table:table-cell office:value-type="string" calcext:value-type="string">
            <text:p><text:span text:style-name="T39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27">➖➖➖ </text:span><text:span text:style-name="T47">Küllem, fizikum </text:span><text:span text:style-name="T48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37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37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7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27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2058" office:value-type="string" calcext:value-type="string">
            <text:p><text:span text:style-name="T30">➖➖ Harci mágia</text:span><text:span text:style-name="T31"> </text:span><text:span text:style-name="T32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 table:style-name="ce2058" office:value-type="string" calcext:value-type="string">
            <text:p><text:span text:style-name="T30">➖➖ Misztikus képességek</text:span><text:span text:style-name="T31"> </text:span><text:span text:style-name="T32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 table:style-name="ce2058" office:value-type="string" calcext:value-type="string">
            <text:p><text:span text:style-name="T30">➖➖ Lényismeretek</text:span><text:span text:style-name="T31"> </text:span><text:span text:style-name="T32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5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9" office:value-type="string" calcext:value-type="string">
            <text:p>Karakter pontok (KP) elosztása </text:p>
          </table:table-cell>
          <table:table-cell table:style-name="ce2079"/>
          <table:table-cell table:number-columns-repeated="16382"/>
        </table:table-row>
        <table:table-row table:style-name="ro22">
          <table:table-cell/>
          <table:table-cell table:style-name="ce208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table:style-name="ce207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8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8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Új: Gladiátor bestiái fortély</text:p>
          </table:table-cell>
        </table:table-row>
        <table:table-row table:style-name="ro2">
          <table:table-cell table:style-name="ce213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27">* Új fortély: Ősi kultkúrkör </text:span><text:span text:style-name="T53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27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15">
          <table:table-cell table:style-name="ce2130" office:value-type="string" calcext:value-type="string">
            <text:p>V8.2.4</text:p>
          </table:table-cell>
        </table:table-row>
        <table:table-row table:style-name="ro15">
          <table:table-cell table:style-name="ce2131" office:value-type="string" calcext:value-type="string">
            <text:p>* Fülek átnevezése, színezése</text:p>
          </table:table-cell>
        </table:table-row>
        <table:table-row table:style-name="ro15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15">
          <table:table-cell table:style-name="ce2130" office:value-type="string" calcext:value-type="string">
            <text:p>V8.2.3</text:p>
          </table:table-cell>
        </table:table-row>
        <table:table-row table:style-name="ro15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15">
          <table:table-cell table:style-name="ce2130" office:value-type="string" calcext:value-type="string">
            <text:p>V8.2.2</text:p>
          </table:table-cell>
        </table:table-row>
        <table:table-row table:style-name="ro15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131" office:value-type="string" calcext:value-type="string">
            <text:p>* Kétkezes harc táblázat</text:p>
          </table:table-cell>
        </table:table-row>
        <table:table-row table:style-name="ro15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15">
          <table:table-cell table:style-name="ce2130" office:value-type="string" calcext:value-type="string">
            <text:p>V8.1.1</text:p>
          </table:table-cell>
        </table:table-row>
        <table:table-row table:style-name="ro15">
          <table:table-cell table:style-name="ce2131" office:value-type="string" calcext:value-type="string">
            <text:p>* Max szint: 21</text:p>
          </table:table-cell>
        </table:table-row>
        <table:table-row table:style-name="ro15">
          <table:table-cell table:style-name="ce2131" office:value-type="string" calcext:value-type="string">
            <text:p>* KP Alap: 150</text:p>
          </table:table-cell>
        </table:table-row>
        <table:table-row table:style-name="ro15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15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15">
          <table:table-cell table:style-name="ce2130" office:value-type="string" calcext:value-type="string">
            <text:p>V7.9.1</text:p>
          </table:table-cell>
        </table:table-row>
        <table:table-row table:style-name="ro15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8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4"> </text:span><text:span text:style-name="T59">→</text:span><text:span text:style-name="T2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4">  </text:span><text:span text:style-name="T59">→</text:span><text:span text:style-name="T2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4">  </text:span><text:span text:style-name="T59">→</text:span><text:span text:style-name="T2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4">  </text:span><text:span text:style-name="T59">→</text:span><text:span text:style-name="T24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1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0"/>
          <table:covered-table-cell table:style-name="ce2018"/>
          <table:covered-table-cell table:number-columns-repeated="6" table:style-name="ce2010"/>
          <table:covered-table-cell table:number-columns-repeated="3" table:style-name="ce2045"/>
          <table:covered-table-cell table:style-name="ce201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0"/>
          <table:table-cell table:style-name="ce2018"/>
          <table:table-cell table:style-name="ce2010" table:number-columns-repeated="6"/>
          <table:table-cell table:style-name="ce2045" table:number-columns-repeated="3"/>
          <table:table-cell table:style-name="ce201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9" office:value-type="string" calcext:value-type="string">
            <text:p>Szint</text:p>
          </table:table-cell>
          <table:table-cell table:style-name="ce2029" office:value-type="string" calcext:value-type="string" table:number-columns-spanned="2" table:number-rows-spanned="1">
            <text:p>KP</text:p>
          </table:table-cell>
          <table:covered-table-cell table:style-name="ce202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7" office:value-type="string" calcext:value-type="string">
            <text:p>Fok</text:p>
          </table:table-cell>
          <table:table-cell table:style-name="ce200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4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44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4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9" table:number-columns-repeated="3"/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39"/>
          <table:table-cell table:style-name="ce214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7" table:content-validation-name="val207" office:value-type="string" calcext:value-type="string">
            <text:p>Fok</text:p>
          </table:table-cell>
          <table:table-cell table:style-name="ce2007" table:content-validation-name="val207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205" office:value-type="string" calcext:value-type="string">
            <text:p>Egyik HM nagyobb lehet</text:p>
          </table:table-cell>
          <table:table-cell table:style-name="ce1933" table:content-validation-name="val20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0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0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0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0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9" table:content-validation-name="val5"/>
          <table:table-cell table:style-name="ce200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0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0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0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0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0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0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0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"/>
          <table:table-cell table:style-name="ce2001" table:content-validation-name="val5" table:number-columns-repeated="2"/>
          <table:table-cell table:style-name="ce2060" table:content-validation-name="val5"/>
          <table:table-cell table:style-name="ce2022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9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00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09" table:content-validation-name="val5"/>
          <table:table-cell table:style-name="ce200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009" table:content-validation-name="val5" office:value-type="string" calcext:value-type="string">
            <text:p>Szúró</text:p>
          </table:table-cell>
          <table:table-cell table:style-name="ce2009" table:content-validation-name="val5" office:value-type="string" calcext:value-type="string">
            <text:p>Vágó</text:p>
          </table:table-cell>
          <table:table-cell table:style-name="ce2009" table:content-validation-name="val5" office:value-type="string" calcext:value-type="string">
            <text:p>Zúzó</text:p>
          </table:table-cell>
          <table:table-cell table:style-name="ce200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009" table:content-validation-name="val5" office:value-type="string" calcext:value-type="string">
            <text:p>SFÉ</text:p>
          </table:table-cell>
          <table:table-cell table:style-name="ce200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00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22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1" table:number-columns-repeated="2"/>
          <table:table-cell table:style-name="ce2060"/>
          <table:table-cell table:style-name="ce2022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1" table:number-columns-repeated="2"/>
          <table:table-cell table:style-name="ce2060"/>
          <table:table-cell table:style-name="ce2022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71"/>
          <table:table-cell table:style-name="ce2001" table:number-columns-repeated="2"/>
          <table:table-cell table:style-name="ce2060"/>
          <table:table-cell table:style-name="ce2022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1971"/>
          <table:table-cell table:style-name="ce2001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8:51:43.18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0T19:06:46.188000000</dc:date>
    <meta:editing-cycles>909</meta:editing-cycles>
    <meta:editing-duration>P8DT15H7M10S</meta:editing-duration>
    <meta:document-statistic meta:table-count="11" meta:cell-count="38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